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100000000000032000000258386DF58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lyt-bluegrey-title">
      <style:graphic-properties draw:auto-grow-height="true" fo:min-height="3.506cm"/>
    </style:style>
    <style:style style:name="pr2" style:family="presentation" style:parent-style-name="lyt-bluegrey-subtitle">
      <style:graphic-properties draw:fill-color="#ffffff" draw:auto-grow-height="true" fo:min-height="12.886cm"/>
    </style:style>
    <style:style style:name="pr3" style:family="presentation" style:parent-style-name="lyt-bluegrey-notes">
      <style:graphic-properties draw:fill-color="#ffffff" draw:auto-grow-height="true" fo:min-height="13.364cm"/>
    </style:style>
    <style:style style:name="pr4" style:family="presentation" style:parent-style-name="lyt-bluegrey-outline1">
      <style:graphic-properties fo:min-height="8.086cm"/>
    </style:style>
    <style:style style:name="pr5" style:family="presentation" style:parent-style-name="lyt-bluegrey-notes">
      <style:graphic-properties draw:fill-color="#ffffff" fo:min-height="13.364cm"/>
    </style:style>
    <style:style style:name="pr6" style:family="presentation" style:parent-style-name="lyt-bluegrey-title">
      <style:graphic-properties fo:min-height="3.506cm"/>
    </style:style>
    <style:style style:name="pr7" style:family="presentation" style:parent-style-name="lyt-bluegrey-outline1">
      <style:graphic-properties fo:min-height="12.886cm"/>
    </style:style>
    <style:style style:name="pr8" style:family="presentation" style:parent-style-name="lyt-bluegrey-outline1">
      <style:graphic-properties fo:min-height="12.18cm"/>
    </style:style>
    <style:style style:name="co1" style:family="table-column">
      <style:table-column-properties style:column-width="5.039cm" style:use-optimal-column-width="false"/>
    </style:style>
    <style:style style:name="co2" style:family="table-column">
      <style:table-column-properties style:column-width="5.043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text-properties fo:font-size="18pt" style:font-size-asian="18pt" style:font-size-complex="18pt"/>
    </style:style>
    <style:style style:name="P2" style:family="paragraph">
      <style:text-properties fo:font-size="20pt" style:font-size-asian="20pt" style:font-size-complex="20pt"/>
    </style:style>
    <style:style style:name="P3" style:family="paragraph">
      <style:text-properties fo:font-size="28.1000003814697pt"/>
    </style:style>
    <style:style style:name="P4" style:family="paragraph">
      <style:text-properties fo:font-size="15pt" style:font-size-asian="15pt" style:font-size-complex="15pt"/>
    </style:style>
    <style:style style:name="T1" style:family="text">
      <style:text-properties fo:font-family="Ubuntu" style:font-style-name="Regular" style:font-family-asian="Ubuntu" style:font-style-name-asian="Regular" style:font-family-complex="Ubuntu" style:font-style-name-complex="Regular"/>
    </style:style>
    <style:style style:name="T2" style:family="text">
      <style:text-properties fo:font-family="Albany" style:font-family-generic="roman" style:font-pitch="variable" style:font-family-asian="Ubuntu" style:font-style-name-asian="Regular" style:font-family-complex="Ubuntu" style:font-style-name-complex="Regular"/>
    </style:style>
    <style:style style:name="T3" style:family="text">
      <style:text-properties fo:font-size="18pt" style:font-size-asian="18pt" style:font-size-complex="18pt"/>
    </style:style>
    <style:style style:name="T4" style:family="text">
      <style:text-properties fo:color="#dc2300"/>
    </style:style>
    <style:style style:name="T5" style:family="text">
      <style:text-properties fo:color="#dc2300" fo:font-family="Ubuntu" style:font-style-name="Regular" style:font-family-asian="Ubuntu" style:font-style-name-asian="Regular" style:font-family-complex="Ubuntu" style:font-style-name-complex="Regular"/>
    </style:style>
    <style:style style:name="T6" style:family="text">
      <style:text-properties fo:font-size="20pt" style:font-size-asian="20pt" style:font-size-complex="20pt"/>
    </style:style>
    <style:style style:name="T7" style:family="text">
      <style:text-properties fo:font-size="24pt" style:font-size-asian="24pt" style:font-size-complex="24pt"/>
    </style:style>
    <style:style style:name="T8" style:family="text">
      <style:text-properties fo:font-size="28.1000003814697pt"/>
    </style:style>
    <style:style style:name="T9"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arter market using postgres</presentation:footer-decl>
      <draw:page draw:name="page1" draw:style-name="dp1" draw:master-page-name="lyt-bluegrey" presentation:presentation-page-layout-name="AL1T0" presentation:use-footer-name="ftr1">
        <draw:frame presentation:style-name="pr1" draw:layer="layout" svg:width="25.199cm" svg:height="3.506cm" svg:x="1.4cm" svg:y="0.837cm" presentation:class="title">
          <draw:text-box>
            <text:p>openBarter</text:p>
          </draw:text-box>
        </draw:frame>
        <draw:frame presentation:style-name="pr2" draw:layer="layout" svg:width="25.199cm" svg:height="12.886cm" svg:x="1.4cm" svg:y="4.914cm" presentation:class="subtitle">
          <draw:text-box>
            <text:p/>
            <text:p>Barter market of fungible values </text:p>
            <text:p>Using postgreSql</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user-transformed="true">
            <draw:text-box>
              <text:p>I would like to thanks you and the fosdem conference to welcome me.</text:p>
              <text:p>My talk is about a subject I work on since 10 years to bring possible solutions to the problem of sharing limited ressources among the growing population of the planet in the context of a free market economy. Worldwide population 7 billion now and between 8 and 10 billions in 2040 depending on UN scenarios.</text:p>
            </draw:text-box>
          </draw:frame>
        </presentation:notes>
      </draw:page>
      <draw:page draw:name="page2" draw:style-name="dp3" draw:master-page-name="lyt-bluegrey" presentation:presentation-page-layout-name="AL2T1" presentation:use-footer-name="ftr1">
        <draw:frame presentation:style-name="pr1" draw:layer="layout" svg:width="25.199cm" svg:height="3.506cm" svg:x="1.4cm" svg:y="0.837cm" presentation:class="title" presentation:user-transformed="true">
          <draw:text-box>
            <text:p>Market</text:p>
          </draw:text-box>
        </draw:frame>
        <draw:frame presentation:style-name="pr4" draw:layer="layout" svg:width="25.199cm" svg:height="12.129cm" svg:x="1.4cm" svg:y="4.914cm" presentation:class="outline" presentation:user-transformed="true">
          <draw:text-box>
            <text:list text:style-name="L3">
              <text:list-header>
                <text:p/>
              </text:list-header>
              <text:list-item>
                <text:p>A central limit order book <text:s/>(CLOB) is the mechanism used in most large market places : A list of order waiting for matching – to buy or a sell a quantity of securities for a limited price.</text:p>
              </text:list-item>
              <text:list-item>
                <text:p>Imput: orders</text:p>
              </text:list-item>
              <text:list-item>
                <text:p>Output : movements </text:p>
                <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5.527cm" svg:x="2.1cm" svg:y="14.107cm" presentation:class="notes" presentation:user-transformed="true">
            <draw:text-box>
              <text:p>Most large electronic markets are based on the model of central limit order book. New York stock exchange or London stock exchange <text:s/>are market places of that kind.</text:p>
              <text:p>The model proposed by the US securities exchange commission transforms a flow of orders into movements changing the ownership of values.</text:p>
              <text:p>Orders are statements of owners to buy for a maximum price or to sell for a minimum price a given quantity of securities.</text:p>
            </draw:text-box>
          </draw:frame>
        </presentation:notes>
      </draw:page>
      <draw:page draw:name="page3" draw:style-name="dp3" draw:master-page-name="lyt-bluegrey" presentation:presentation-page-layout-name="AL2T1" presentation:use-footer-name="ftr1">
        <draw:frame presentation:style-name="pr6" draw:layer="layout" svg:width="25.199cm" svg:height="3.506cm" svg:x="1.4cm" svg:y="0.837cm" presentation:class="title" presentation:user-transformed="true">
          <draw:text-box>
            <text:p>Central Limit Order Book (CLOB)</text:p>
          </draw:text-box>
        </draw:frame>
        <draw:frame presentation:style-name="pr7" draw:layer="layout" svg:width="25.199cm" svg:height="12.886cm" svg:x="1.4cm" svg:y="4.914cm" presentation:class="outline" presentation:user-transformed="true">
          <draw:text-box>
            <text:list text:style-name="L3">
              <text:list-item>
                <text:p>For each new order</text:p>
                <text:list>
                  <text:list-item>
                    <text:p>[1] Search for matching between this new order and those of the book within the limits</text:p>
                  </text:list-item>
                  <text:list-item>
                    <text:p>If no matching where found, the new order is inserted in the book</text:p>
                  </text:list-item>
                  <text:list-item>
                    <text:p>Find the matching with the best price and produce two movements <text:s/>to move cash and securities between buyer and seller</text:p>
                  </text:list-item>
                  <text:list-item>
                    <text:p>If the new order is not exhausted by the matching, repeate to [1]</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user-transformed="true">
            <draw:text-box>
              <text:p>The algorithm of a central limit order book is applied for each new order entering into the CLOB. Matching between two orders exist when they provide and ask for the same security, and the limit prices are not reached.</text:p>
              <text:p>The best price is the lowest from the view point of the buyer, and the highest from the view point of the seller. </text:p>
            </draw:text-box>
          </draw:frame>
        </presentation:notes>
      </draw:page>
      <draw:page draw:name="page4" draw:style-name="dp3" draw:master-page-name="lyt-bluegrey" presentation:presentation-page-layout-name="AL2T1" presentation:use-footer-name="ftr1">
        <draw:frame presentation:style-name="pr6" draw:layer="layout" svg:width="25.199cm" svg:height="3.506cm" svg:x="1.4cm" svg:y="0.837cm" presentation:class="title" presentation:user-transformed="true">
          <draw:text-box>
            <text:p>Value and order</text:p>
          </draw:text-box>
        </draw:frame>
        <draw:frame presentation:style-name="pr7" draw:layer="layout" svg:width="25.199cm" svg:height="12.886cm" svg:x="1.4cm" svg:y="4.914cm" presentation:class="outline" presentation:user-transformed="true">
          <draw:text-box>
            <text:list text:style-name="L3">
              <text:list-item>
                <text:p>The value is a couple (quantity,quality), measured only with the quantity</text:p>
              </text:list-item>
              <text:list-item>
                <text:p>An order is a statement of an owner: </text:p>
                <text:list>
                  <text:list-item>
                    <text:p>I provide a value for an other with a minimum quantity</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user-transformed="true">
            <draw:text-box>
              <text:p>OpenBarter define value and order differently.</text:p>
              <text:p>The value is measured without any price or reference to a value standard such as money.</text:p>
              <text:p>An order is a statement of the owner of a value to exchange it for an other with a minimum quantity.</text:p>
            </draw:text-box>
          </draw:frame>
        </presentation:notes>
      </draw:page>
      <draw:page draw:name="page5" draw:style-name="dp3" draw:master-page-name="lyt-bluegrey" presentation:presentation-page-layout-name="AL2T1" presentation:use-footer-name="ftr1">
        <draw:frame presentation:style-name="pr6" draw:layer="layout" svg:width="25.199cm" svg:height="3.506cm" svg:x="1.4cm" svg:y="0.837cm" presentation:class="title" presentation:user-transformed="true">
          <draw:text-box>
            <text:p>Multilateral matching</text:p>
          </draw:text-box>
        </draw:frame>
        <draw:frame presentation:style-name="pr7" draw:layer="layout" svg:width="25.199cm" svg:height="13.601cm" svg:x="1.4cm" svg:y="4.914cm" presentation:class="outline" presentation:user-transformed="true">
          <draw:text-box>
            <text:list text:style-name="L3">
              <text:list-item>
                <text:p>For an order :</text:p>
                <text:list>
                  <text:list-item>
                    <text:p><text:span text:style-name="T1">ω</text:span><text:span text:style-name="T2"> = quantity provided/quantity required</text:span></text:p>
                  </text:list-item>
                </text:list>
              </text:list-item>
              <text:list-item>
                <text:p><text:span text:style-name="T2">Orders form cycles with two or more partners</text:span></text:p>
              </text:list-item>
              <text:list-item>
                <text:p><text:span text:style-name="T2">The product of </text:span><text:span text:style-name="T1">ω on an exchange cycle is a non dimensional number</text:span></text:p>
              </text:list-item>
              <text:list-item>
                <text:p><text:span text:style-name="T1">When ω&gt;1 :</text:span></text:p>
                <text:list>
                  <text:list-item>
                    <text:p><text:span text:style-name="T1"><text:s/></text:span><text:span text:style-name="T1">limits can be satisfied</text:span></text:p>
                  </text:list-item>
                  <text:list-item>
                    <text:p><text:span text:style-name="T1">Excess between ω and 1 can be shared between partners</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4.932cm" svg:x="2.1cm" svg:y="14.107cm" presentation:class="notes" presentation:user-transformed="true">
            <draw:text-box>
              <text:p><text:span text:style-name="T3">Barter is said to be less liquid than exchange using money, because it is unlikely that we can find a partner that provide what I am looking for and at the same time require what I provide. It is said to be the problem of double coïncidence of wants.</text:span></text:p>
              <text:p><text:span text:style-name="T3">This low liquidity can be enhanced by allowing cycles with more than two partners. We define a ratio omega that measures the effort to provide when compared to the pleasure to receive. As a price, it measures the <text:s/>will to exchange. </text:span></text:p>
              <text:p><text:span text:style-name="T3">An agreement is simply a list of movements for partners of the cycle where each provide and receive the values proposed and expected by their orders. <text:s/></text:span></text:p>
              <text:p><text:span text:style-name="T3">When the product of omega on the cycle equals to 1, it is easy to find an agreement between partners.</text:span></text:p>
              <text:p><text:span text:style-name="T3">When less than one, wills to exchange are not sufficient to find agreement,</text:span></text:p>
              <text:p><text:span text:style-name="T3">When more than one, the excess between the product of omega and 1 can be shared between partners to form the agreement.</text:span></text:p>
              <text:p><text:span text:style-name="T3"/></text:p>
            </draw:text-box>
          </draw:frame>
        </presentation:notes>
      </draw:page>
      <draw:page draw:name="page6" draw:style-name="dp3" draw:master-page-name="lyt-bluegrey" presentation:presentation-page-layout-name="AL2T1" presentation:use-footer-name="ftr1">
        <draw:frame presentation:style-name="pr6" draw:layer="layout" svg:width="25.199cm" svg:height="3.506cm" svg:x="1.4cm" svg:y="0.837cm" presentation:class="title">
          <draw:text-box>
            <text:p>Competition</text:p>
          </draw:text-box>
        </draw:frame>
        <draw:frame presentation:style-name="pr7" draw:layer="layout" svg:width="25.199cm" svg:height="12.886cm" svg:x="1.4cm" svg:y="4.914cm" presentation:class="outline">
          <draw:text-box>
            <text:list text:style-name="L3">
              <text:list-item>
                <text:p>The competition occurs between matchings</text:p>
              </text:list-item>
              <text:list-item>
                <text:p>The rule is :</text:p>
                <text:list>
                  <text:list-item>
                    <text:p><text:span text:style-name="T1">The best matching is the cycle with maximum product of ω </text:span></text:p>
                  </text:list-item>
                </text:list>
              </text:list-item>
              <text:list-item>
                <text:p><text:span text:style-name="T1">This rule is equivalent to the rule of best price when applied to bilateral cycles</text:span></text:p>
                <text:p><text:span text:style-name="T1"/></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draw:text-box>
              <text:p>You probably noticed that in a regular central limit order book, the competition defined by the best price rule <text:s/>consists in choosing a maximum on a set of possible matchings. <text:s/></text:p>
              <text:p>We do the same with openbarter using the product of omega.</text:p>
              <text:p>This rule is equivalent to the best price rule when applied to bilateral cycles. It generalizes this rule to non-bilateral cycles.</text:p>
            </draw:text-box>
          </draw:frame>
        </presentation:notes>
      </draw:page>
      <draw:page draw:name="page7" draw:style-name="dp3" draw:master-page-name="lyt-bluegrey" presentation:presentation-page-layout-name="AL2T1" presentation:use-footer-name="ftr1">
        <draw:frame presentation:style-name="pr6" draw:layer="layout" svg:width="25.199cm" svg:height="3.506cm" svg:x="1.4cm" svg:y="0.837cm" presentation:class="title">
          <draw:text-box>
            <text:p>CLOB for barter</text:p>
          </draw:text-box>
        </draw:frame>
        <draw:frame presentation:style-name="pr7" draw:layer="layout" svg:width="25.199cm" svg:height="12.886cm" svg:x="1.4cm" svg:y="4.914cm" presentation:class="outline" presentation:user-transformed="true">
          <draw:text-box>
            <text:list text:style-name="L3">
              <text:list-item>
                <text:p>For each new order</text:p>
                <text:list>
                  <text:list-item>
                    <text:p>[1] Search for matching between this new order and those of the book within the limits</text:p>
                  </text:list-item>
                  <text:list-item>
                    <text:p>If no matching where found, the new order is inserted in the book</text:p>
                  </text:list-item>
                  <text:list-item>
                    <text:p>Find the matching with the best <text:span text:style-name="T4">product of </text:span><text:span text:style-name="T5">ω</text:span> and produce <text:span text:style-name="T4">n</text:span> movements <text:s/><text:span text:style-name="T4">between partners</text:span></text:p>
                  </text:list-item>
                  <text:list-item>
                    <text:p>If the new order is not exhausted by the matching, repeate to [1]</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4.418cm" svg:x="2.1cm" svg:y="14.107cm" presentation:class="notes" presentation:user-transformed="true">
            <draw:text-box>
              <text:p>We present here the modifications made to the CLOB algorithm extending it to non-bilateral matchings.</text:p>
              <text:p>I will describe now how it is implemented with postgres. </text:p>
              <text:p>We can remark here that the loop maintains the topology of the graph after the new order is inserted since no more arcs are inserted after this operation.</text:p>
              <text:p>The algorithm is build using this idea.</text:p>
              <text:p/>
            </draw:text-box>
          </draw:frame>
        </presentation:notes>
      </draw:page>
      <draw:page draw:name="page8" draw:style-name="dp3" draw:master-page-name="lyt-bluegrey" presentation:presentation-page-layout-name="AL2T1" presentation:use-footer-name="ftr1">
        <draw:frame presentation:style-name="pr6" draw:layer="layout" svg:width="25.199cm" svg:height="3.506cm" svg:x="1.4cm" svg:y="0.837cm" presentation:class="title">
          <draw:text-box>
            <text:p>Objects of the postgreSql extension</text:p>
          </draw:text-box>
        </draw:frame>
        <draw:frame presentation:style-name="pr7" draw:layer="layout" svg:width="25.199cm" svg:height="12.886cm" svg:x="1.4cm" svg:y="4.914cm" presentation:class="outline">
          <draw:text-box>
            <text:list text:style-name="L3">
              <text:list-item>
                <text:p>An order yorder:</text:p>
                <text:list>
                  <text:list-item>
                    <text:p>Id</text:p>
                  </text:list-item>
                  <text:list-item>
                    <text:p>Quantity provided and required</text:p>
                  </text:list-item>
                  <text:list-item>
                    <text:p>Quality provided and required</text:p>
                  </text:list-item>
                  <text:list-item>
                    <text:p>Owner</text:p>
                  </text:list-item>
                </text:list>
              </text:list-item>
              <text:list-item>
                <text:p>A path yflow:</text:p>
                <text:list>
                  <text:list-item>
                    <text:p>List of orders</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user-transformed="true">
            <draw:text-box>
              <text:p><text:span text:style-name="T6">Two objects are defined in a special extension. </text:span></text:p>
              <text:p><text:span text:style-name="T6">A simple object order called yorder [waiorder], and a path [waiflow] that is a list of orders whose qualities required and provided match. </text:span></text:p>
              <text:p><text:span text:style-name="T6">A [waiorder] can be added to [waiflow]</text:span></text:p>
              <text:p><text:span text:style-name="T6">A [waiflow] can be a path or a cycle when the quality provided by the last order matches the quality required by the order starting the path.</text:span></text:p>
              <text:p><text:span text:style-name="T6">The cycle reprensented by the [waiflow] can be used to find quantities exchanged, that represent the agreement</text:span></text:p>
            </draw:text-box>
          </draw:frame>
        </presentation:notes>
      </draw:page>
      <draw:page draw:name="page9" draw:style-name="dp3" draw:master-page-name="lyt-bluegrey" presentation:presentation-page-layout-name="AL2T1" presentation:use-footer-name="ftr1">
        <draw:frame presentation:style-name="pr6" draw:layer="layout" svg:width="25.199cm" svg:height="3.506cm" svg:x="1.4cm" svg:y="0.837cm" presentation:class="title">
          <draw:text-box>
            <text:p>Main loop</text:p>
          </draw:text-box>
        </draw:frame>
        <draw:frame presentation:style-name="pr7" draw:layer="layout" svg:width="25.199cm" svg:height="12.886cm" svg:x="1.4cm" svg:y="4.914cm" presentation:class="outline" presentation:user-transformed="true">
          <draw:text-box>
            <text:list text:style-name="L3">
              <text:list-item>
                <text:p><text:span text:style-name="T7">_cnt := fcreate_tmp(_neworder);</text:span><text:span text:style-name="T7"><text:tab/></text:span><text:span text:style-name="T7"><text:tab/></text:span></text:p>
              </text:list-item>
              <text:list-item>
                <text:p><text:span text:style-name="T7">LOOP</text:span><text:span text:style-name="T7"><text:tab/></text:span><text:span text:style-name="T7"><text:tab/></text:span></text:p>
                <text:list>
                  <text:list-item>
                    <text:p><text:span text:style-name="T7">SELECT yflow_max(path) INTO _cyclemax FROM _tmp <text:s/>;</text:span></text:p>
                  </text:list-item>
                  <text:list-item>
                    <text:p><text:span text:style-name="T7">IF(NOT FOUND) THEN EXIT; END IF;</text:span></text:p>
                  </text:list-item>
                  <text:list-item>
                    <text:p><text:span text:style-name="T7">IF (yflow_status(_cyclemax)!=draft) THEN EXIT; END IF;</text:span></text:p>
                  </text:list-item>
                  <text:list-item>
                    <text:p><text:span text:style-name="T7">RETURN NEXT;</text:span></text:p>
                  </text:list-item>
                  <text:list-item>
                    <text:p><text:span text:style-name="T7">UPDATE _tmp SET pat = yflow_reduce(pat,_cyclemax);</text:span></text:p>
                  </text:list-item>
                </text:list>
              </text:list-item>
              <text:list-item>
                <text:p><text:span text:style-name="T7">END LOOP;</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user-transformed="true">
            <draw:text-box>
              <text:p><text:span text:style-name="T6">The core algorithm is an iterator : a function that is called as long as it provides an agreement represented by an [aiflow] called _cyclemax. Each time this function is called, a new agreement is produced from this _cyclemax.</text:span></text:p>
              <text:p><text:span text:style-name="T6"/></text:p>
              <text:p><text:span text:style-name="T6">This function is presented here. It builds a temporary table tmp containing the potential cycles from the new order. It is the topology of the graph we work with later.</text:span></text:p>
              <text:p><text:span text:style-name="T6">An aggregate function is used to choose the cycle having the maximum product of omegas</text:span></text:p>
              <text:p><text:span text:style-name="T6">The loop exists when no cycles where found</text:span></text:p>
              <text:p><text:span text:style-name="T6">Potential cycles are updated so that the values used to form the agreement just produced are removed from potential cycles.</text:span></text:p>
            </draw:text-box>
          </draw:frame>
        </presentation:notes>
      </draw:page>
      <draw:page draw:name="page10" draw:style-name="dp3" draw:master-page-name="lyt-bluegrey" presentation:presentation-page-layout-name="AL2T1" presentation:use-footer-name="ftr1">
        <draw:frame presentation:style-name="pr6" draw:layer="layout" svg:width="25.199cm" svg:height="3.506cm" svg:x="1.4cm" svg:y="0.837cm" presentation:class="title">
          <draw:text-box>
            <text:p>Build a temporary table of potential cycles</text:p>
          </draw:text-box>
        </draw:frame>
        <draw:frame presentation:style-name="pr7" draw:text-style-name="P2" draw:layer="layout" svg:width="25.199cm" svg:height="12.886cm" svg:x="1.4cm" svg:y="4.914cm" presentation:class="outline" presentation:user-transformed="true">
          <draw:text-box>
            <text:list text:style-name="L3">
              <text:list-item>
                <text:p><text:span text:style-name="T6">SELECT A.id,A.ord,A.nr,A.pat FROM (</text:span></text:p>
                <text:list>
                  <text:list-item>
                    <text:p><text:span text:style-name="T6">WITH RECURSIVE search_backward(id,ord,pat,nr) AS (</text:span></text:p>
                    <text:list>
                      <text:list-item>
                        <text:p><text:span text:style-name="T6">SELECT </text:span><text:span text:style-name="T6"><text:tab/></text:span><text:span text:style-name="T6">_id,_ord,yflow_get(_ord),_nr</text:span></text:p>
                      </text:list-item>
                      <text:list-item>
                        <text:p><text:span text:style-name="T6">UNION ALL</text:span></text:p>
                      </text:list-item>
                      <text:list-item>
                        <text:p><text:span text:style-name="T6">SELECT </text:span><text:span text:style-name="T6"><text:tab/></text:span><text:span text:style-name="T6">X.id,X.ord,yflow_get(X.ord,Y.pat),X.nr</text:span></text:p>
                      </text:list-item>
                      <text:list-item>
                        <text:p><text:span text:style-name="T6">FROM search_backward Y,(</text:span></text:p>
                      </text:list-item>
                      <text:list-item>
                        <text:p><text:span text:style-name="T6">SELECT id,ord,np,nr FROM torder </text:span></text:p>
                      </text:list-item>
                      <text:list-item>
                        <text:p><text:span text:style-name="T6">) X WHERE <text:s/>X.np=Y.nr AND yflow_follow(64,X.ord,Y.pat) </text:span></text:p>
                      </text:list-item>
                    </text:list>
                  </text:list-item>
                  <text:list-item>
                    <text:p><text:span text:style-name="T6">) SELECT id,ord,nr,pat FROM search_backward <text:s/></text:span></text:p>
                  </text:list-item>
                </text:list>
              </text:list-item>
              <text:list-item>
                <text:p><text:span text:style-name="T6">) A WHERE <text:s/>yflow_status(A.pat)= draft LIMIT 1024</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draw:text-box>
              <text:p><text:span text:style-name="T8">The temporary table of cycle candidates is created using a single select that is presented here.</text:span></text:p>
              <text:p><text:span text:style-name="T8">It is a recursive select that builds an [aiflow] ending with an order _ord where each order match with the folowing.</text:span></text:p>
              <text:p><text:span text:style-name="T8">We just record those that form a draft agreement, and limit the list to 1024 potential cycles.</text:span></text:p>
            </draw:text-box>
          </draw:frame>
        </presentation:notes>
      </draw:page>
      <draw:page draw:name="page11" draw:style-name="dp3" draw:master-page-name="lyt-bluegrey" presentation:presentation-page-layout-name="AL2T1" presentation:use-footer-name="ftr1">
        <draw:frame presentation:style-name="pr6" draw:layer="layout" svg:width="25.199cm" svg:height="3.506cm" svg:x="1.4cm" svg:y="0.837cm" presentation:class="title">
          <draw:text-box>
            <text:p>performances</text:p>
          </draw:text-box>
        </draw:frame>
        <draw:frame draw:style-name="standard" draw:layer="layout" svg:width="25.198cm" svg:height="4.076cm" svg:x="1.4cm" svg:y="4.914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Size of the book</text:p>
              </table:table-cell>
              <table:table-cell>
                <text:p>1 000</text:p>
              </table:table-cell>
              <table:table-cell>
                <text:p>10 000</text:p>
              </table:table-cell>
              <table:table-cell>
                <text:p>100 000</text:p>
              </table:table-cell>
              <table:table-cell>
                <text:p>1 000 000</text:p>
              </table:table-cell>
            </table:table-row>
            <table:table-row table:style-name="ro1" table:default-cell-style-name="ce1">
              <table:table-cell>
                <text:p>Mean time for an order (milliseconds)</text:p>
              </table:table-cell>
              <table:table-cell>
                <text:p>36</text:p>
              </table:table-cell>
              <table:table-cell>
                <text:p>41</text:p>
              </table:table-cell>
              <table:table-cell>
                <text:p>63</text:p>
              </table:table-cell>
              <table:table-cell>
                <text:p>941</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user-transformed="true">
            <draw:text-box>
              <text:p>These performances where measured on this laptop, with 512 Mo of memory allocated to postgres</text:p>
            </draw:text-box>
          </draw:frame>
        </presentation:notes>
      </draw:page>
      <draw:page draw:name="page12" draw:style-name="dp3" draw:master-page-name="lyt-bluegrey" presentation:presentation-page-layout-name="AL2T1" presentation:use-footer-name="ftr1">
        <draw:frame presentation:style-name="pr6" draw:layer="layout" svg:width="25.199cm" svg:height="3.506cm" svg:x="1.4cm" svg:y="0.837cm" presentation:class="title">
          <draw:text-box>
            <text:p>Utopy of barter</text:p>
          </draw:text-box>
        </draw:frame>
        <draw:frame presentation:style-name="pr7" draw:layer="layout" svg:width="25.199cm" svg:height="12.886cm" svg:x="1.4cm" svg:y="4.914cm" presentation:class="outline" presentation:user-transformed="true">
          <draw:text-box>
            <text:list text:style-name="L3">
              <text:list-item>
                <text:p>In a world that would accept that scarcity is not the priviledge of money</text:p>
              </text:list-item>
              <text:list-item>
                <text:p>Value would be multidimensional</text:p>
              </text:list-item>
              <text:list-item>
                <text:p>Sustainability : identify scarce value, measure it and managing it like others</text:p>
              </text:list-item>
              <text:list-item>
                <text:p>Econometrics : no need of abstract aggregates</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525cm" svg:x="2.1cm" svg:y="14.107cm" presentation:class="notes" presentation:user-transformed="true">
            <draw:text-box>
              <text:p><text:span text:style-name="T9">The title contains the word utopy. It comes from the greek, and meant « in no place ». </text:span></text:p>
              <text:p><text:span text:style-name="T9">Adam Smith wrote in the wealth of nations « No complaint, however, is more common than that of scarcity of money ». Scarcity has been a driving principle on which Monetary systems were built. </text:span></text:p>
              <text:p><text:span text:style-name="T9"/></text:p>
              <text:p><text:span text:style-name="T9">Many economic questions would have simple responses or would be off topic if each scarce resource was managed like we manage money, and was exchanged using <text:s/>barter markets.</text:span></text:p>
              <text:p><text:span text:style-name="T9"/></text:p>
              <text:p><text:span text:style-name="T9">Sustainability is a vital question of ecological economics. There is no solution found so far, even if we consider the sub-problem of green house gases emission. We saw it recencly in Doha.</text:span></text:p>
              <text:p><text:span text:style-name="T9"/></text:p>
              <text:p><text:span text:style-name="T9">Economic metrics is necessary to make decisions. In 2009, two nobel prices Joseph Stiglitz and Amartya Sen proposed new measurements of economic performance and social progress. Among 12 recommandations, two could be easily satisfied :</text:span></text:p>
              <text:p><text:span text:style-name="T9">1) A scoreboard of sustainability should allow appreciation of stock variation,</text:span></text:p>
              <text:p><text:span text:style-name="T9">2) Alarm systems should be settled to closely monitor dangerous levels</text:span></text:p>
              <text:p><text:span text:style-name="T9"><text:s/></text:span></text:p>
              <text:p><text:span text:style-name="T9"/></text:p>
            </draw:text-box>
          </draw:frame>
        </presentation:notes>
      </draw:page>
      <draw:page draw:name="page13" draw:style-name="dp3" draw:master-page-name="lyt-bluegrey" presentation:presentation-page-layout-name="AL2T1" presentation:use-footer-name="ftr1">
        <draw:frame presentation:style-name="pr6" draw:layer="layout" svg:width="25.199cm" svg:height="3.506cm" svg:x="1.4cm" svg:y="0.837cm" presentation:class="title" presentation:user-transformed="true">
          <draw:text-box>
            <text:p>Utopy of barter</text:p>
          </draw:text-box>
        </draw:frame>
        <draw:frame presentation:style-name="pr7" draw:layer="layout" svg:width="25.199cm" svg:height="12.886cm" svg:x="1.4cm" svg:y="4.914cm" presentation:class="outline" presentation:user-transformed="true">
          <draw:text-box>
            <text:list text:style-name="L3">
              <text:list-item>
                <text:p>Would change the relations between countries producing and consuming exhaustible ressources with a positive impact on millenium development goals of UN.</text:p>
              </text:list-item>
              <text:list-item>
                <text:p>No need to beleive rating agencies to know how true a value is.</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user-transformed="true">
            <draw:text-box>
              <text:p>Barter markets allow us to build <text:s/>market instruments that would operate with a deep monetary crisis.</text:p>
              <text:p>These tools are necessary for ecological monitoring.</text:p>
            </draw:text-box>
          </draw:frame>
        </presentation:notes>
      </draw:page>
      <draw:page draw:name="page14" draw:style-name="dp3" draw:master-page-name="lyt-bluegrey" presentation:presentation-page-layout-name="AL2T1" presentation:use-footer-name="ftr1">
        <draw:frame presentation:style-name="pr6" draw:layer="layout" svg:width="25.199cm" svg:height="3.506cm" svg:x="1.4cm" svg:y="0.837cm" presentation:class="title">
          <draw:text-box>
            <text:p>openBarter</text:p>
          </draw:text-box>
        </draw:frame>
        <draw:frame presentation:style-name="pr8" draw:layer="layout" svg:width="25.199cm" svg:height="12.18cm" svg:x="1.4cm" svg:y="4.914cm" presentation:class="outline">
          <draw:text-box>
            <text:list text:style-name="L3">
              <text:list-item>
                <text:p><text:a xlink:href="mailto:olivier.chaussavoine@gmail.com">olivier.chaussavoine@gmail.com</text:a></text:p>
              </text:list-item>
              <text:list-item>
                <text:p>http://olivierch.github.com/openBarter/</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28pt" fo:font-style="normal" fo:text-shadow="none" style:text-underline-style="none" fo:font-weight="normal"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éro&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ivier chaussavoine</meta:initial-creator>
    <meta:creation-date>2012-12-01T07:59:40</meta:creation-date>
    <dc:date>2012-12-14T09:20:53</dc:date>
    <dc:creator>olivier chaussavoine</dc:creator>
    <meta:editing-duration>PT5H28M28S</meta:editing-duration>
    <meta:editing-cycles>10</meta:editing-cycles>
    <meta:generator>LibreOffice/3.5$Linux_X86_64 LibreOffice_project/350m1$Build-2</meta:generator>
    <meta:document-statistic meta:object-count="88"/>
  </office:meta>
</office:document-meta>
</file>